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0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0 = P, H0 = S</text:p>
          </table:table-cell>
          <table:covered-table-cell table:number-columns-repeated="5"/>
          <table:table-cell/>
          <table:table-cell table:style-name="ce9" office:value-type="string" calcext:value-type="string">
            <text:p>H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valor([X,_,_], 10) :- X @&gt; 24. 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/>
          <table:table-cell table:style-name="ce10" office:value-type="string" calcext:value-type="string">
            <text:p>valor([_,Y,_], -10) :- Y @&gt; 24. 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H1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valor([X,Y,_], 10) :- X @&gt; Y.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-10) :- Y @&gt; X.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H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Z) :- X @&gt; Y, Z is X - Y.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valor([X,Y,_], Z) :- Y @&gt; X, Z is X - Y.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valor([X,Y,_], 0) :- X @&lt; 25, Y @&lt; 25.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6" table:number-rows-spanned="1">
            <text:p>H0 = P, H1 = 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H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1 = P, H1 = S</text:p>
          </table:table-cell>
          <table:covered-table-cell table:number-columns-repeated="5"/>
          <table:table-cell/>
          <table:table-cell table:style-name="ce9" office:value-type="string" calcext:value-type="string">
            <text:p>H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valor([X,_,_], 10) :- X @&gt; 24. 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/>
          <table:table-cell table:style-name="ce10" office:value-type="string" calcext:value-type="string">
            <text:p>valor([_,Y,_], -10) :- Y @&gt; 24.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H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10) :- X @&gt; Y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valor([X,Y,_], -10) :- Y @&gt; X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H1 = P, H0 = 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 1</text:p>
          </table:table-cell>
          <table:table-cell table:style-name="ce5"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table:style-name="ce5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H2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1 = P, H2 = 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</table:table>
      <table:table table:name="Alfabeta Vs Minimax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Alfabeta = P, Minimax = 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 1</text:p>
          </table:table-cell>
          <table:table-cell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office:value-type="string" calcext:value-type="string">
            <text:p>S 2</text:p>
          </table:table-cell>
          <table:table-cell table:style-name="ce1" office:value-type="string" calcext:value-type="string">
            <text:p>P 3</text:p>
          </table:table-cell>
          <table:table-cell office:value-type="string" calcext:value-type="string">
            <text:p>S 3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Minimax = P, Alfabeta = 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-00-0000</text:date>, <text:time style:data-style-name="N2" text:time-value="18:59:08.716175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26:56.012938943</meta:creation-date>
    <dc:date>2020-06-22T19:13:47.100456545</dc:date>
    <meta:editing-duration>PT2H36M1S</meta:editing-duration>
    <meta:editing-cycles>12</meta:editing-cycles>
    <meta:generator>LibreOffice/6.4.3.2$Linux_X86_64 LibreOffice_project/40$Build-2</meta:generator>
    <meta:document-statistic meta:table-count="4" meta:cell-count="830" meta:object-count="0"/>
  </office:meta>
</office:document-meta>
</file>